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marker-start="" draw:marker-end="Arrow" draw:fill="none" draw:textarea-vertical-align="middle"/>
    </style:style>
    <style:style style:name="gr3" style:family="graphic" style:parent-style-name="standard">
      <style:graphic-properties svg:stroke-color="#000000" draw:fill-color="#008000" draw:opacity="50%" draw:textarea-horizontal-align="justify" draw:textarea-vertical-align="middle" draw:auto-grow-height="false" draw:shadow-offset-x="0.203cm" draw:shadow-offset-y="0.203cm" draw:shadow-opacity="50%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0000ff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Palatino" style:font-family-generic="roman"/>
    </style:style>
    <style:style style:name="T1" style:family="text">
      <style:text-properties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2.54cm" svg:x2="17.78cm" svg:y2="2.54cm">
          <text:p/>
        </draw:line>
        <draw:path draw:style-name="gr2" draw:text-style-name="P1" draw:layer="layout" svg:width="4.938cm" svg:height="4.938cm" draw:transform="rotate (0.785398163397448) translate (1.587cm 2.222cm)" svg:viewBox="0 0 4939 4939" svg:d="m0 0c3143 1 4939 1797 4939 4939">
          <text:p/>
        </draw:path>
        <draw:path draw:style-name="gr2" draw:text-style-name="P1" draw:layer="layout" svg:width="3.699cm" svg:height="3.631cm" draw:transform="skewX (0.193731546971371) rotate (2.45288573075283) translate (12.0634839767676cm 5.20835628035712cm)" svg:viewBox="0 0 3700 3632" svg:d="m3700 0c-2879 1-3701 808-3700 3632">
          <text:p/>
        </draw:path>
        <draw:path draw:style-name="gr2" draw:text-style-name="P1" draw:layer="layout" svg:width="3.043cm" svg:height="3.037cm" draw:transform="skewX (0.0659734457253858) rotate (2.38900668012984) translate (5.07872261050867cm 4.93750637264641cm)" svg:viewBox="0 0 3044 3038" svg:d="m3044 0c-2082 1-3044 962-3044 3038">
          <text:p/>
        </draw:path>
        <draw:path draw:style-name="gr2" draw:text-style-name="P1" draw:layer="layout" svg:width="3.042cm" svg:height="3.037cm" draw:transform="skewX (-0.0664970445009838) rotate (0.752411440534755) translate (7.937cm 2.222cm)" svg:viewBox="0 0 3043 3038" svg:d="m0 0c2081 1 3044 961 3043 3038">
          <text:p/>
        </draw:path>
        <draw:path draw:style-name="gr2" draw:text-style-name="P1" draw:layer="layout" svg:width="1.909cm" svg:height="1.764cm" draw:transform="skewX (0.391651884147527) rotate (2.55219496519131) translate (13.3350995392776cm 3.91893622263006cm)" svg:viewBox="0 0 1910 1765" svg:d="m1910 0c-1827 1-1909 76-1910 1765">
          <text:p/>
        </draw:path>
        <draw:path draw:style-name="gr2" draw:text-style-name="P1" draw:layer="layout" svg:width="1.909cm" svg:height="1.764cm" draw:transform="skewX (0.391651884147527) rotate (2.55219496519131) translate (9.52509953927764cm 3.91893622263006cm)" svg:viewBox="0 0 1910 1765" svg:d="m1910 0c-1827 1-1909 76-1910 1765">
          <text:p/>
        </draw:path>
        <draw:path draw:style-name="gr2" draw:text-style-name="P1" draw:layer="layout" svg:width="1.908cm" svg:height="1.764cm" draw:transform="skewX (-0.392000949997926) rotate (0.589572221323684) translate (4.127cm 2.222cm)" svg:viewBox="0 0 1909 1765" svg:d="m0 0c1828 1 1909 77 1909 1765">
          <text:p/>
        </draw:path>
        <draw:path draw:style-name="gr2" draw:text-style-name="P1" draw:layer="layout" svg:width="3.042cm" svg:height="3.037cm" draw:transform="skewX (-0.0664970445009838) rotate (0.752411440534755) translate (11.747cm 2.222cm)" svg:viewBox="0 0 3043 3038" svg:d="m0 0c2081 1 3044 961 3043 3038">
          <text:p/>
        </draw:path>
        <draw:g>
          <draw:custom-shape draw:style-name="gr3" draw:text-style-name="P1" draw:layer="layout" svg:width="0.635cm" svg:height="0.635cm" svg:x="0.95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.111cm" svg:y1="2.381cm" svg:x2="1.428cm" svg:y2="2.698cm">
            <text:p/>
          </draw:line>
          <draw:line draw:style-name="gr4" draw:text-style-name="P1" draw:layer="layout" svg:x1="1.111cm" svg:y1="2.698cm" svg:x2="1.428cm" svg:y2="2.381cm">
            <text:p/>
          </draw:line>
        </draw:g>
        <draw:g>
          <draw:custom-shape draw:style-name="gr3" draw:text-style-name="P1" draw:layer="layout" svg:width="0.635cm" svg:height="0.635cm" svg:x="2.22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2.381cm" svg:y1="2.381cm" svg:x2="2.698cm" svg:y2="2.698cm">
            <text:p/>
          </draw:line>
          <draw:line draw:style-name="gr4" draw:text-style-name="P1" draw:layer="layout" svg:x1="2.381cm" svg:y1="2.698cm" svg:x2="2.698cm" svg:y2="2.381cm">
            <text:p/>
          </draw:line>
        </draw:g>
        <draw:g>
          <draw:custom-shape draw:style-name="gr3" draw:text-style-name="P1" draw:layer="layout" svg:width="0.635cm" svg:height="0.635cm" svg:x="3.49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3.651cm" svg:y1="2.381cm" svg:x2="3.968cm" svg:y2="2.698cm">
            <text:p/>
          </draw:line>
          <draw:line draw:style-name="gr4" draw:text-style-name="P1" draw:layer="layout" svg:x1="3.651cm" svg:y1="2.698cm" svg:x2="3.968cm" svg:y2="2.381cm">
            <text:p/>
          </draw:line>
        </draw:g>
        <draw:g>
          <draw:custom-shape draw:style-name="gr3" draw:text-style-name="P1" draw:layer="layout" svg:width="0.635cm" svg:height="0.635cm" svg:x="9.84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.001cm" svg:y1="2.381cm" svg:x2="10.318cm" svg:y2="2.698cm">
            <text:p/>
          </draw:line>
          <draw:line draw:style-name="gr4" draw:text-style-name="P1" draw:layer="layout" svg:x1="10.001cm" svg:y1="2.698cm" svg:x2="10.318cm" svg:y2="2.381cm">
            <text:p/>
          </draw:line>
        </draw:g>
        <draw:g>
          <draw:custom-shape draw:style-name="gr3" draw:text-style-name="P1" draw:layer="layout" svg:width="0.635cm" svg:height="0.635cm" svg:x="13.652cm" svg:y="2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3.811cm" svg:y1="2.381cm" svg:x2="14.128cm" svg:y2="2.698cm">
            <text:p/>
          </draw:line>
          <draw:line draw:style-name="gr4" draw:text-style-name="P1" draw:layer="layout" svg:x1="13.811cm" svg:y1="2.698cm" svg:x2="14.128cm" svg:y2="2.381cm">
            <text:p/>
          </draw:line>
        </draw:g>
        <draw:custom-shape draw:style-name="gr5" draw:text-style-name="P1" draw:layer="layout" svg:width="0.635cm" svg:height="0.635cm" svg:x="4.762cm" svg:y="2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6.032cm" svg:y="2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2.382cm" svg:y="2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4.922cm" svg:y="2.2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5cm" svg:height="0.635cm" svg:x="16.192cm" svg:y="2.22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635cm" svg:height="0.635cm" svg:x="7.302cm" svg:y="2.22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7.461cm" svg:y1="2.381cm" svg:x2="7.778cm" svg:y2="2.698cm">
            <text:p/>
          </draw:line>
          <draw:line draw:style-name="gr4" draw:text-style-name="P1" draw:layer="layout" svg:x1="7.461cm" svg:y1="2.698cm" svg:x2="7.778cm" svg:y2="2.381cm">
            <text:p/>
          </draw:line>
        </draw:g>
        <draw:g>
          <draw:custom-shape draw:style-name="gr5" draw:text-style-name="P1" draw:layer="layout" svg:width="0.635cm" svg:height="0.635cm" svg:x="8.572cm" svg:y="2.22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731cm" svg:y1="2.381cm" svg:x2="9.048cm" svg:y2="2.698cm">
            <text:p/>
          </draw:line>
          <draw:line draw:style-name="gr4" draw:text-style-name="P1" draw:layer="layout" svg:x1="8.731cm" svg:y1="2.698cm" svg:x2="9.048cm" svg:y2="2.381cm">
            <text:p/>
          </draw:line>
        </draw:g>
        <draw:g>
          <draw:custom-shape draw:style-name="gr5" draw:text-style-name="P1" draw:layer="layout" svg:width="0.635cm" svg:height="0.635cm" svg:x="11.112cm" svg:y="2.22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11.271cm" svg:y1="2.381cm" svg:x2="11.588cm" svg:y2="2.698cm">
            <text:p/>
          </draw:line>
          <draw:line draw:style-name="gr4" draw:text-style-name="P1" draw:layer="layout" svg:x1="11.271cm" svg:y1="2.698cm" svg:x2="11.588cm" svg:y2="2.381cm">
            <text:p/>
          </draw:line>
        </draw:g>
        <draw:frame draw:style-name="gr6" draw:text-style-name="P2" draw:layer="layout" svg:width="1.759cm" svg:height="1.064cm" svg:x="17.78cm" svg:y="1.952cm">
          <draw:text-box>
            <text:p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685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6-22T12:55:23</meta:creation-date>
    <dc:date>2012-06-22T14:22:34</dc:date>
    <dc:creator>neptune </dc:creator>
    <meta:editing-duration>PT56M41S</meta:editing-duration>
    <meta:editing-cycles>3</meta:editing-cycles>
    <meta:generator>LibreOffice/3.5$Linux_X86_64 LibreOffice_project/350m1$Build-2</meta:generator>
    <meta:document-statistic meta:object-count="47"/>
  </office:meta>
</office:document-meta>
</file>